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7.334cm"/>
    </style:style>
    <style:style style:name="co3" style:family="table-column">
      <style:table-column-properties fo:break-before="auto" style:column-width="2.15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17.29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/>
          <table:table-cell table:style-name="ce4" office:value-type="string" calcext:value-type="string" table:number-columns-spanned="4" table:number-rows-spanned="2">
            <text:p>BOM FUCADUINO V1.0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2">
          <table:table-cell table:style-name="ce1" office:value-type="string" calcext:value-type="string">
            <text:p>Componente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Resistor 10KR (0402)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RG0402J10K-10</text:p>
          </table:table-cell>
          <table:table-cell table:style-name="ce6" office:value-type="string" calcext:value-type="string">
            <text:p><text:a xlink:href="http://www.farnellnewark.com.br/resistorthickfilm10kohm50vsmd0402,product,1174160,4600154.aspx" xlink:type="simple">http://www.farnellnewark.com.br/resistorthickfilm10kohm50vsmd0402,product,1174160,4600154.aspx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Resistor 1MR (0402)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MC 0.0625W 0402 1% 1M </text:p>
          </table:table-cell>
          <table:table-cell table:style-name="ce6" office:value-type="string" calcext:value-type="string">
            <text:p><text:a xlink:href="http://www.farnellnewark.com.br/resistorthickfilm1mohm50vsmd0402,product,1358123,4600154.aspx" xlink:type="simple">http://www.farnellnewark.com.br/resistorthickfilm1mohm50vsmd0402,product,1358123,4600154.aspx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3,R4,R5</text:p>
          </table:table-cell>
          <table:table-cell table:style-name="ce2" office:value-type="string" calcext:value-type="string">
            <text:p>Resistor 1KR (0402)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MC 0.0625W 0402 1% 1K </text:p>
          </table:table-cell>
          <table:table-cell table:style-name="ce6" office:value-type="string" calcext:value-type="string">
            <text:p><text:a xlink:href="http://www.farnellnewark.com.br/resistorthickfilm1kohm0063w1smd0402,product,1358043,4389577.aspx" xlink:type="simple">http://www.farnellnewark.com.br/resistorthickfilm1kohm0063w1smd0402,product,1358043,4389577.aspx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1,C2</text:p>
          </table:table-cell>
          <table:table-cell table:style-name="ce2" office:value-type="string" calcext:value-type="string">
            <text:p>Capacitor 22pF (0402)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C0402C220J5GAC-TU </text:p>
          </table:table-cell>
          <table:table-cell table:style-name="ce6" office:value-type="string" calcext:value-type="string">
            <text:p><text:a xlink:href="http://www.farnellnewark.com.br/capacitorceramico22pf50vdc402,product,03C3047,3808876.aspx" xlink:type="simple">http://www.farnellnewark.com.br/capacitorceramico22pf50vdc402,product,03C3047,3808876.aspx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3,C4,C5</text:p>
          </table:table-cell>
          <table:table-cell table:style-name="ce2" office:value-type="string" calcext:value-type="string">
            <text:p>Capacitor 100nF (0402)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C0402C104K4RAC</text:p>
          </table:table-cell>
          <table:table-cell table:style-name="ce6" office:value-type="string" calcext:value-type="string">
            <text:p><text:a xlink:href="http://www.farnellnewark.com.br/capacitorceramicomulticamadas01uf16vx7rsmd,product,1288252,3808876.aspx" xlink:type="simple">http://www.farnellnewark.com.br/capacitorceramicomulticamadas01uf16vx7rsmd,product,1288252,3808876.aspx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Capacitor Eletrolítico 3.3uF</text:p>
          </table:table-cell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<text:a xlink:href="http://www.soldafria.com.br/cap-eletrolitico-16v-c-189_278.html?page=2&amp;sort=2a&amp;itens_pag_id=0&amp;mostra_id=0" xlink:type="simple">http://www.soldafria.com.br/cap-eletrolitico-16v-c-189_278.html?page=2&amp;sort=2a&amp;itens_pag_id=0&amp;mostra_id=0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1,D2</text:p>
          </table:table-cell>
          <table:table-cell table:style-name="ce3" office:value-type="string" calcext:value-type="string">
            <text:p>Diodo 1n4148 (PTH)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N4148</text:p>
          </table:table-cell>
          <table:table-cell table:style-name="ce7" office:value-type="string" calcext:value-type="string">
            <text:p><text:a xlink:href="http://www.farnellnewark.com.br/diodoretificador150ma100vd,product,9565124,4442454.aspx" xlink:type="simple">http://www.farnellnewark.com.br/diodoretificador150ma100vd,product,9565124,4442454.aspx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C1</text:p>
          </table:table-cell>
          <table:table-cell table:style-name="ce2" office:value-type="string" calcext:value-type="string">
            <text:p>Atmega328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ATMEGA328P-PU</text:p>
          </table:table-cell>
          <table:table-cell table:style-name="ce6" office:value-type="string" calcext:value-type="string">
            <text:p><text:a xlink:href="http://pt.farnell.com/atmel/atmega328p-pu/mcu-8bit-avr-32k-flash-28pdip/dp/1715487" xlink:type="simple">http://pt.farnell.com/atmel/atmega328p-pu/mcu-8bit-avr-32k-flash-28pdip/dp/1715487</text:a></text:p>
          </table:table-cell>
          <table:table-cell table:style-name="ce8" table:number-columns-repeated="1019"/>
        </table:table-row>
        <table:table-row table:style-name="ro2">
          <table:table-cell table:style-name="ce3" office:value-type="string" calcext:value-type="string">
            <text:p>JP</text:p>
          </table:table-cell>
          <table:table-cell table:style-name="ce3" office:value-type="string" calcext:value-type="string">
            <text:p>Barra de Pinos 1x40 vias 11,2mm 180 graus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7" office:value-type="string" calcext:value-type="string">
            <text:p><text:a xlink:href="http://www.soldafria.com.br/barra-de-pinos-1x40-vias-112mm-180-graus-p-882.html" xlink:type="simple">http://www.soldafria.com.br/barra-de-pinos-1x40-vias-112mm-180-graus-p-882.html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J1</text:p>
          </table:table-cell>
          <table:table-cell table:style-name="ce3" office:value-type="string" calcext:value-type="string">
            <text:p>Jack DC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7" office:value-type="string" calcext:value-type="string">
            <text:p><text:a xlink:href="http://www.soldafria.com.br/jack-j4-dc-005-p-placa-25mm-x-55mm-p-748.html" xlink:type="simple">http://www.soldafria.com.br/jack-j4-dc-005-p-placa-25mm-x-55mm-p-748.html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IC2</text:p>
          </table:table-cell>
          <table:table-cell table:style-name="ce5" office:value-type="string" calcext:value-type="string">
            <text:p>Circuito Integrado LM780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7" office:value-type="string" calcext:value-type="string">
            <text:p><text:a xlink:href="http://www.soldafria.com.br/circuito-integrado-lm7805-p-557.html" xlink:type="simple">http://www.soldafria.com.br/circuito-integrado-lm7805-p-557.html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2</text:p>
          </table:table-cell>
          <table:table-cell table:style-name="ce3" office:value-type="string" calcext:value-type="string">
            <text:p>Tact Switch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7" office:value-type="string" calcext:value-type="string">
            <text:p><text:a xlink:href="http://www.soldafria.com.br/chave-tactil-3x6x43mm-2-terminais-180-graus-p-4275.html" xlink:type="simple">http://www.soldafria.com.br/chave-tactil-3x6x43mm-2-terminais-180-graus-p-4275.html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Cristal 16Mhz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7" office:value-type="string" calcext:value-type="string">
            <text:p><text:a xlink:href="http://www.soldafria.com.br/cristal-16-mhz-meia-caneca-hc49s-p-1940.html" xlink:type="simple">http://www.soldafria.com.br/cristal-16-mhz-meia-caneca-hc49s-p-1940.html</text:a>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LED1</text:p>
          </table:table-cell>
          <table:table-cell table:style-name="ce3" office:value-type="string" calcext:value-type="string">
            <text:p>Led Verde Difuso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7" office:value-type="string" calcext:value-type="string">
            <text:p><text:a xlink:href="http://www.soldafria.com.br/led-verde-difuso-3mm-p-305.html" xlink:type="simple">http://www.soldafria.com.br/led-verde-difuso-3mm-p-305.html</text:a>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6" table:default-cell-style-name="Default"/>
        <table:table-row table:style-name="ro3">
          <table:table-cell/>
        </table:table-row>
      </table:table>
      <table:table table:name="Planilha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6">00/00/0000</text:date>, <text:time style:data-style-name="N2" text:time-value="0000-00-00T00:00:01.0145605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o Wencelewski</meta:initial-creator>
    <meta:creation-date>2013-11-26T16:07:22</meta:creation-date>
    <dc:date>2014-02-16T11:34:02.926695164</dc:date>
    <meta:editing-duration>PT10M8S</meta:editing-duration>
    <meta:editing-cycles>4</meta:editing-cycles>
    <meta:generator>LibreOffice/4.1.3.2$Linux_X86_64 LibreOffice_project/410m0$Build-2</meta:generator>
    <meta:document-statistic meta:table-count="3" meta:cell-count="69" meta:object-count="0"/>
  </office:meta>
</office:document-meta>
</file>